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04438" officeooo:paragraph-rsid="00104438"/>
    </style:style>
    <style:style style:name="P3" style:family="paragraph" style:parent-style-name="Standard">
      <style:text-properties officeooo:rsid="00104438" officeooo:paragraph-rsid="0011cb45"/>
    </style:style>
    <style:style style:name="P4" style:family="paragraph" style:parent-style-name="Standard">
      <style:text-properties officeooo:rsid="00104438" officeooo:paragraph-rsid="0012481a"/>
    </style:style>
    <style:style style:name="P5" style:family="paragraph" style:parent-style-name="Standard">
      <style:text-properties officeooo:rsid="00104438" officeooo:paragraph-rsid="0013c113"/>
    </style:style>
    <style:style style:name="P6" style:family="paragraph" style:parent-style-name="Standard">
      <style:text-properties officeooo:rsid="0011cb45" officeooo:paragraph-rsid="0012481a"/>
    </style:style>
    <style:style style:name="P7" style:family="paragraph" style:parent-style-name="Standard">
      <style:text-properties officeooo:rsid="0012481a" officeooo:paragraph-rsid="0012481a"/>
    </style:style>
    <style:style style:name="P8" style:family="paragraph" style:parent-style-name="Standard">
      <style:text-properties officeooo:paragraph-rsid="0012481a"/>
    </style:style>
    <style:style style:name="P9" style:family="paragraph" style:parent-style-name="Standard">
      <style:text-properties officeooo:paragraph-rsid="0013c113"/>
    </style:style>
    <style:style style:name="P10" style:family="paragraph" style:parent-style-name="Standard">
      <style:text-properties officeooo:rsid="0013e0f0" officeooo:paragraph-rsid="0013e0f0"/>
    </style:style>
    <style:style style:name="P11" style:family="paragraph" style:parent-style-name="Standard">
      <style:text-properties officeooo:rsid="0013fc79" officeooo:paragraph-rsid="0013fc79"/>
    </style:style>
    <style:style style:name="P12" style:family="paragraph" style:parent-style-name="Standard">
      <style:text-properties officeooo:rsid="0014b59a" officeooo:paragraph-rsid="0014b59a"/>
    </style:style>
    <style:style style:name="P13" style:family="paragraph" style:parent-style-name="Standard">
      <style:text-properties officeooo:paragraph-rsid="0014b59a"/>
    </style:style>
    <style:style style:name="P14" style:family="paragraph" style:parent-style-name="Standard">
      <style:text-properties officeooo:rsid="00159d8b" officeooo:paragraph-rsid="00159d8b"/>
    </style:style>
    <style:style style:name="P15" style:family="paragraph" style:parent-style-name="Standard">
      <style:text-properties officeooo:rsid="00178274" officeooo:paragraph-rsid="00178274"/>
    </style:style>
    <style:style style:name="P16" style:family="paragraph" style:parent-style-name="Standard">
      <style:text-properties officeooo:paragraph-rsid="00191a11"/>
    </style:style>
    <style:style style:name="P17" style:family="paragraph" style:parent-style-name="Standard">
      <style:text-properties officeooo:rsid="0011cb45" officeooo:paragraph-rsid="0012481a"/>
    </style:style>
    <style:style style:name="P18" style:family="paragraph" style:parent-style-name="Standard">
      <style:text-properties officeooo:rsid="0011cb45"/>
    </style:style>
    <style:style style:name="P19" style:family="paragraph" style:parent-style-name="Standard">
      <style:text-properties officeooo:rsid="0011cb45" officeooo:paragraph-rsid="002ba593"/>
    </style:style>
    <style:style style:name="P20" style:family="paragraph" style:parent-style-name="Standard">
      <style:text-properties officeooo:rsid="0012481a" officeooo:paragraph-rsid="0012481a"/>
    </style:style>
    <style:style style:name="P21" style:family="paragraph" style:parent-style-name="Standard">
      <style:text-properties officeooo:rsid="00104438" officeooo:paragraph-rsid="00104438"/>
    </style:style>
    <style:style style:name="P22" style:family="paragraph" style:parent-style-name="Standard">
      <style:text-properties officeooo:rsid="00104438" officeooo:paragraph-rsid="001b4564"/>
    </style:style>
    <style:style style:name="P23" style:family="paragraph" style:parent-style-name="Standard">
      <style:text-properties officeooo:rsid="00104438" officeooo:paragraph-rsid="0023ead4"/>
    </style:style>
    <style:style style:name="P24" style:family="paragraph" style:parent-style-name="Standard">
      <style:text-properties officeooo:rsid="00104438" officeooo:paragraph-rsid="0026b5d4"/>
    </style:style>
    <style:style style:name="P25" style:family="paragraph" style:parent-style-name="Standard">
      <style:text-properties officeooo:rsid="001ae9e6" officeooo:paragraph-rsid="001ae9e6"/>
    </style:style>
    <style:style style:name="P26" style:family="paragraph" style:parent-style-name="Standard">
      <style:text-properties officeooo:rsid="001ae9e6" officeooo:paragraph-rsid="001b4564"/>
    </style:style>
    <style:style style:name="P27" style:family="paragraph" style:parent-style-name="Standard">
      <style:text-properties fo:font-size="20pt" fo:font-weight="bold" officeooo:rsid="0014b59a" officeooo:paragraph-rsid="0014b59a" style:font-size-asian="20pt" style:font-weight-asian="bold" style:font-size-complex="20pt" style:font-weight-complex="bold"/>
    </style:style>
    <style:style style:name="P28" style:family="paragraph" style:parent-style-name="Standard">
      <style:text-properties fo:font-size="20pt" fo:font-weight="bold" officeooo:rsid="001ae9e6" officeooo:paragraph-rsid="001ae9e6" style:font-size-asian="20pt" style:font-weight-asian="bold" style:font-size-complex="20pt" style:font-weight-complex="bold"/>
    </style:style>
    <style:style style:name="P29" style:family="paragraph" style:parent-style-name="Standard">
      <style:text-properties officeooo:rsid="0014b59a" officeooo:paragraph-rsid="0014b59a"/>
    </style:style>
    <style:style style:name="P30" style:family="paragraph" style:parent-style-name="Standard">
      <style:text-properties officeooo:rsid="0014b59a" officeooo:paragraph-rsid="001b4564"/>
    </style:style>
    <style:style style:name="P31" style:family="paragraph" style:parent-style-name="Standard">
      <style:text-properties officeooo:rsid="0014b59a" officeooo:paragraph-rsid="002ba593"/>
    </style:style>
    <style:style style:name="P32" style:family="paragraph" style:parent-style-name="Standard">
      <style:text-properties officeooo:rsid="001b4564" officeooo:paragraph-rsid="001b4564"/>
    </style:style>
    <style:style style:name="P33" style:family="paragraph" style:parent-style-name="Standard">
      <style:text-properties officeooo:rsid="0013e0f0" officeooo:paragraph-rsid="001d2b66"/>
    </style:style>
    <style:style style:name="P34" style:family="paragraph" style:parent-style-name="Standard">
      <style:text-properties officeooo:rsid="0013e0f0" officeooo:paragraph-rsid="0014b59a"/>
    </style:style>
    <style:style style:name="P35" style:family="paragraph" style:parent-style-name="Standard">
      <style:text-properties officeooo:rsid="0013e0f0" officeooo:paragraph-rsid="002ba593"/>
    </style:style>
    <style:style style:name="P36" style:family="paragraph" style:parent-style-name="Standard">
      <style:text-properties fo:font-weight="bold" officeooo:rsid="001efe92" officeooo:paragraph-rsid="002ba593" style:font-weight-asian="bold" style:font-weight-complex="bold"/>
    </style:style>
    <style:style style:name="P37" style:family="paragraph" style:parent-style-name="Standard">
      <style:text-properties fo:font-size="22pt" fo:font-weight="bold" officeooo:rsid="00159d8b" officeooo:paragraph-rsid="002ba593" style:font-size-asian="22pt" style:font-weight-asian="bold" style:font-size-complex="22pt" style:font-weight-complex="bold"/>
    </style:style>
    <style:style style:name="P38" style:family="paragraph" style:parent-style-name="Standard">
      <style:text-properties officeooo:rsid="00159d8b" officeooo:paragraph-rsid="00159d8b"/>
    </style:style>
    <style:style style:name="P39" style:family="paragraph" style:parent-style-name="Standard">
      <style:text-properties officeooo:rsid="00159d8b" officeooo:paragraph-rsid="002ba593"/>
    </style:style>
    <style:style style:name="P40" style:family="paragraph" style:parent-style-name="Standard">
      <style:text-properties officeooo:rsid="001d2b66" officeooo:paragraph-rsid="002ba593"/>
    </style:style>
    <style:style style:name="P41" style:family="paragraph" style:parent-style-name="Standard">
      <style:text-properties officeooo:paragraph-rsid="001efe92"/>
    </style:style>
    <style:style style:name="P42" style:family="paragraph" style:parent-style-name="Standard">
      <style:text-properties fo:font-size="12pt" fo:font-weight="normal" officeooo:rsid="001fda85" officeooo:paragraph-rsid="001fda85" style:font-size-asian="12pt" style:font-weight-asian="normal" style:font-size-complex="12pt" style:font-weight-complex="normal"/>
    </style:style>
    <style:style style:name="P43" style:family="paragraph" style:parent-style-name="Standard">
      <style:text-properties fo:font-size="12pt" fo:font-weight="normal" officeooo:rsid="001ae9e6" officeooo:paragraph-rsid="002a3415" style:font-size-asian="12pt" style:font-weight-asian="normal" style:font-size-complex="12pt" style:font-weight-complex="normal"/>
    </style:style>
    <style:style style:name="P44" style:family="paragraph" style:parent-style-name="Standard">
      <style:text-properties fo:font-size="12pt" fo:font-weight="normal" officeooo:rsid="001ff1e7" officeooo:paragraph-rsid="001ff1e7" style:font-size-asian="12pt" style:font-weight-asian="normal" style:font-size-complex="12pt" style:font-weight-complex="normal"/>
    </style:style>
    <style:style style:name="P45" style:family="paragraph" style:parent-style-name="Standard">
      <style:text-properties officeooo:rsid="001ff1e7" officeooo:paragraph-rsid="001ff1e7"/>
    </style:style>
    <style:style style:name="P46" style:family="paragraph" style:parent-style-name="Standard">
      <style:text-properties fo:font-style="italic" officeooo:rsid="0013e0f0" officeooo:paragraph-rsid="001d2b66" style:font-style-asian="italic" style:font-style-complex="italic"/>
    </style:style>
    <style:style style:name="P47" style:family="paragraph" style:parent-style-name="Standard">
      <style:text-properties officeooo:rsid="00236a06" officeooo:paragraph-rsid="00236a06"/>
    </style:style>
    <style:style style:name="P48" style:family="paragraph" style:parent-style-name="Standard">
      <style:text-properties fo:font-size="10.5pt" fo:font-style="italic" officeooo:rsid="0014b59a" officeooo:paragraph-rsid="0014b59a" style:font-size-asian="10.5pt" style:font-style-asian="italic" style:font-size-complex="10.5pt" style:font-style-complex="italic"/>
    </style:style>
    <style:style style:name="P49" style:family="paragraph" style:parent-style-name="Standard">
      <style:text-properties fo:font-size="10.5pt" fo:font-style="italic" officeooo:rsid="002562e3" officeooo:paragraph-rsid="002562e3" style:font-size-asian="10.5pt" style:font-style-asian="italic" style:font-size-complex="10.5pt" style:font-style-complex="italic"/>
    </style:style>
    <style:style style:name="P50" style:family="paragraph" style:parent-style-name="Standard">
      <style:text-properties officeooo:rsid="002562e3" officeooo:paragraph-rsid="002562e3"/>
    </style:style>
    <style:style style:name="P51" style:family="paragraph" style:parent-style-name="Standard">
      <style:text-properties officeooo:rsid="0026b5d4" officeooo:paragraph-rsid="0026b5d4"/>
    </style:style>
    <style:style style:name="P52" style:family="paragraph" style:parent-style-name="Standard">
      <style:text-properties officeooo:rsid="002aa184" officeooo:paragraph-rsid="002aa184"/>
    </style:style>
    <style:style style:name="P53" style:family="paragraph" style:parent-style-name="Standard">
      <style:text-properties officeooo:paragraph-rsid="002ba593"/>
    </style:style>
    <style:style style:name="P54" style:family="paragraph" style:parent-style-name="Standard">
      <style:text-properties style:text-underline-style="solid" style:text-underline-width="auto" style:text-underline-color="font-color" officeooo:paragraph-rsid="002ba593"/>
    </style:style>
    <style:style style:name="P55" style:family="paragraph" style:parent-style-name="Standard">
      <style:text-properties style:text-underline-style="solid" style:text-underline-width="auto" style:text-underline-color="font-color" officeooo:rsid="00159d8b" officeooo:paragraph-rsid="002ba593"/>
    </style:style>
    <style:style style:name="T1" style:family="text">
      <style:text-properties officeooo:rsid="00104438"/>
    </style:style>
    <style:style style:name="T2" style:family="text">
      <style:text-properties fo:font-style="italic" officeooo:rsid="00104438" style:font-style-asian="italic" style:font-style-complex="italic"/>
    </style:style>
    <style:style style:name="T3" style:family="text">
      <style:text-properties fo:font-style="italic" officeooo:rsid="001ff1e7" style:font-style-asian="italic" style:font-style-complex="italic"/>
    </style:style>
    <style:style style:name="T4" style:family="text">
      <style:text-properties officeooo:rsid="0011cb45"/>
    </style:style>
    <style:style style:name="T5" style:family="text">
      <style:text-properties officeooo:rsid="0012481a"/>
    </style:style>
    <style:style style:name="T6" style:family="text">
      <style:text-properties officeooo:rsid="0013c113"/>
    </style:style>
    <style:style style:name="T7" style:family="text">
      <style:text-properties officeooo:rsid="0013e0f0"/>
    </style:style>
    <style:style style:name="T8" style:family="text">
      <style:text-properties officeooo:rsid="0013fc79"/>
    </style:style>
    <style:style style:name="T9" style:family="text">
      <style:text-properties officeooo:rsid="00159d8b"/>
    </style:style>
    <style:style style:name="T10" style:family="text">
      <style:text-properties officeooo:rsid="00191a11"/>
    </style:style>
    <style:style style:name="T11" style:family="text">
      <style:text-properties fo:font-weight="bold" style:font-weight-asian="bold" style:font-weight-complex="bold"/>
    </style:style>
    <style:style style:name="T12" style:family="text">
      <style:text-properties fo:font-weight="bold" officeooo:rsid="001ae9e6" style:font-weight-asian="bold" style:font-weight-complex="bold"/>
    </style:style>
    <style:style style:name="T13" style:family="text">
      <style:text-properties fo:font-weight="bold" officeooo:rsid="001b4564" style:font-weight-asian="bold" style:font-weight-complex="bold"/>
    </style:style>
    <style:style style:name="T14" style:family="text">
      <style:text-properties fo:font-weight="bold" officeooo:rsid="001efe92" style:font-weight-asian="bold" style:font-weight-complex="bold"/>
    </style:style>
    <style:style style:name="T15" style:family="text">
      <style:text-properties fo:font-weight="bold" officeooo:rsid="001ff1e7" style:font-weight-asian="bold" style:font-weight-complex="bold"/>
    </style:style>
    <style:style style:name="T16" style:family="text">
      <style:text-properties fo:font-weight="bold" officeooo:rsid="002ba593" style:font-weight-asian="bold" style:font-weight-complex="bold"/>
    </style:style>
    <style:style style:name="T17" style:family="text">
      <style:text-properties fo:font-weight="bold" officeooo:rsid="002cfdbf" style:font-weight-asian="bold" style:font-weight-complex="bold"/>
    </style:style>
    <style:style style:name="T18" style:family="text">
      <style:text-properties fo:font-weight="bold" officeooo:rsid="002ecfe4" style:font-weight-asian="bold" style:font-weight-complex="bold"/>
    </style:style>
    <style:style style:name="T19" style:family="text">
      <style:text-properties officeooo:rsid="001b4564"/>
    </style:style>
    <style:style style:name="T20" style:family="text">
      <style:text-properties officeooo:rsid="001d2b66"/>
    </style:style>
    <style:style style:name="T21" style:family="text">
      <style:text-properties officeooo:rsid="001d95c1"/>
    </style:style>
    <style:style style:name="T22" style:family="text">
      <style:text-properties officeooo:rsid="001efe92"/>
    </style:style>
    <style:style style:name="T23" style:family="text">
      <style:text-properties officeooo:rsid="001fda85"/>
    </style:style>
    <style:style style:name="T24" style:family="text">
      <style:text-properties officeooo:rsid="001ff1e7"/>
    </style:style>
    <style:style style:name="T25" style:family="text">
      <style:text-properties officeooo:rsid="00236a06"/>
    </style:style>
    <style:style style:name="T26" style:family="text">
      <style:text-properties officeooo:rsid="002562e3"/>
    </style:style>
    <style:style style:name="T27" style:family="text">
      <style:text-properties fo:font-size="10.5pt" fo:font-style="italic" style:font-size-asian="10.5pt" style:font-style-asian="italic" style:font-size-complex="10.5pt" style:font-style-complex="italic"/>
    </style:style>
    <style:style style:name="T28" style:family="text">
      <style:text-properties fo:font-size="12pt" fo:font-style="normal" officeooo:rsid="0026b5d4" style:font-size-asian="10.5pt" style:font-style-asian="normal" style:font-size-complex="12pt" style:font-style-complex="normal"/>
    </style:style>
    <style:style style:name="T29" style:family="text">
      <style:text-properties officeooo:rsid="0026b5d4"/>
    </style:style>
    <style:style style:name="T30" style:family="text">
      <style:text-properties officeooo:rsid="00295112"/>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295112"/>
    </style:style>
    <style:style style:name="T33" style:family="text">
      <style:text-properties style:text-underline-style="solid" style:text-underline-width="auto" style:text-underline-color="font-color" officeooo:rsid="0012481a"/>
    </style:style>
    <style:style style:name="T34" style:family="text">
      <style:text-properties style:text-underline-style="solid" style:text-underline-width="auto" style:text-underline-color="font-color" officeooo:rsid="001d95c1"/>
    </style:style>
    <style:style style:name="T35" style:family="text">
      <style:text-properties style:text-underline-style="solid" style:text-underline-width="auto" style:text-underline-color="font-color" officeooo:rsid="0013e0f0"/>
    </style:style>
    <style:style style:name="T36" style:family="text">
      <style:text-properties style:text-underline-style="solid" style:text-underline-width="auto" style:text-underline-color="font-color" officeooo:rsid="002ba593"/>
    </style:style>
    <style:style style:name="T37" style:family="text">
      <style:text-properties style:text-underline-style="solid" style:text-underline-width="auto" style:text-underline-color="font-color" officeooo:rsid="002cfdbf"/>
    </style:style>
    <style:style style:name="T38" style:family="text">
      <style:text-properties officeooo:rsid="002a3415"/>
    </style:style>
    <style:style style:name="T39" style:family="text">
      <style:text-properties officeooo:rsid="002ba593"/>
    </style:style>
    <style:style style:name="T40" style:family="text">
      <style:text-properties fo:font-size="20pt" fo:font-weight="bold" style:font-size-asian="20pt" style:font-weight-asian="bold" style:font-size-complex="20pt" style:font-weight-complex="bold"/>
    </style:style>
    <style:style style:name="T41" style:family="text">
      <style:text-properties fo:font-size="20pt" fo:font-weight="bold" officeooo:rsid="001b4564" style:font-size-asian="20pt" style:font-weight-asian="bold" style:font-size-complex="20pt" style:font-weight-complex="bold"/>
    </style:style>
    <style:style style:name="T42" style:family="text">
      <style:text-properties officeooo:rsid="002cfdbf"/>
    </style:style>
    <style:style style:name="T43" style:family="text">
      <style:text-properties officeooo:rsid="003133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https://mxlinux.org/wiki/networking/lamp-setup/</text:p>
      <text:p text:style-name="P25"/>
      <text:p text:style-name="P25">The advice given here is just a basic understanding of knowledge. Please do further reading on each subject in order to get a full compression of a Linux system running Apache Web Server, PHP, and MariaDB.</text:p>
      <text:p text:style-name="P2"/>
      <text:p text:style-name="P2">In this sample we are going to install our <text:span text:style-name="T43">a</text:span> Web Server using Apache2, php8, and MariaDB.<text:line-break/><text:line-break/><text:span text:style-name="T12">Installing Apache, PHP, MariaDB</text:span></text:p>
      <text:p text:style-name="P2"/>
      <text:p text:style-name="P3">Open up: MX Package Installer</text:p>
      <text:p text:style-name="P41"><text:span text:style-name="T1">in the search bar type: Apache<text:line-break/></text:span><text:span text:style-name="T22">Click on the </text:span><text:span text:style-name="T1">option: Local Web Server … apache2, php8.2, mariaDB<text:line-break/>then click install.<text:line-break/></text:span></text:p>
      <text:p text:style-name="P41"><text:span text:style-name="T22">Setting up Apache Web Server with a pretend site named help with a public_html directory.<text:line-break/>Open a terminal and type:</text:span></text:p>
      <text:p text:style-name="P41"><text:span text:style-name="T1"><text:line-break/>Sudo chown -R $USER:$USER </text:span><text:span text:style-name="T2">/var/www/help</text:span></text:p>
      <text:p text:style-name="P2">mkdir /var/www/help/public_html/</text:p>
      <text:p text:style-name="P18"/>
      <text:p text:style-name="P6"><text:span text:style-name="T22">N</text:span>ow add the following to the file for testing:</text:p>
      <text:p text:style-name="P6"/>
      <text:p text:style-name="P7">sudo nano /var/www/help/public_html/index.php</text:p>
      <text:p text:style-name="P8"><text:span text:style-name="T4"><text:line-break/></text:span><text:span text:style-name="Source_20_Text">&lt;html&gt;</text:span></text:p>
      <text:p text:style-name="Preformatted_20_Text"><text:span text:style-name="Source_20_Text"><text:s text:c="4"/>&lt;head&gt;</text:span></text:p>
      <text:p text:style-name="Preformatted_20_Text"><text:span text:style-name="Source_20_Text"><text:s text:c="8"/>&lt;title&gt;Welcome to Your_domain!&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h1&gt;Success! <text:s/>The host is working!&lt;/h1&gt;</text:span></text:p>
      <text:p text:style-name="Preformatted_20_Text"><text:span text:style-name="Source_20_Text"><text:tab/> <text:s/>&lt;?</text:span><text:span text:style-name="Source_20_Text"><text:span text:style-name="T4">php echo “Hello World </text:span></text:span><text:span text:style-name="Source_20_Text"><text:span text:style-name="T8">php is working</text:span></text:span><text:span text:style-name="Source_20_Text"><text:span text:style-name="T4">”; </text:span></text:span><text:span text:style-name="Source_20_Text">?&gt;</text:span></text:p>
      <text:p text:style-name="Preformatted_20_Text"><text:span text:style-name="Source_20_Text"><text:s text:c="4"/>&lt;/body&gt;</text:span></text:p>
      <text:p text:style-name="P1"><text:span text:style-name="Source_20_Text">&lt;/html&gt;</text:span></text:p>
      <text:p text:style-name="P7">EXIT AND SAVE.</text:p>
      <text:p text:style-name="Standard"><text:line-break/><text:span text:style-name="T22">This is a file that will set up the name and location on disk as to the location of your website.</text:span></text:p>
      <text:p text:style-name="P6">sudo nano /etc/apache2/sites-available/ashershelp.conf</text:p>
      <text:p text:style-name="Standard"/>
      <text:p text:style-name="Standard">&lt;VirtualHost *:80&gt;</text:p>
      <text:p text:style-name="Standard"><text:s text:c="4"/>ServerAdmin webmaster@localhost</text:p>
      <text:p text:style-name="Standard"><text:s text:c="4"/>ServerName ashershelp</text:p>
      <text:p text:style-name="Standard"><text:s text:c="4"/>ServerAlias www.ashershelp.com</text:p>
      <text:p text:style-name="Standard"><text:s text:c="4"/>DocumentRoot /var/www/help/public_html/</text:p>
      <text:p text:style-name="Standard"><text:s text:c="4"/>ErrorLog ${APACHE_LOG_DIR}/error.log</text:p>
      <text:p text:style-name="Standard"><text:s text:c="4"/>CustomLog ${APACHE_LOG_DIR}/access.log combined</text:p>
      <text:p text:style-name="Standard">&lt;/VirtualHost&gt;</text:p>
      <text:p text:style-name="Standard"/>
      <text:p text:style-name="P7">EXIT AND SAVE</text:p>
      <text:p text:style-name="P7"><text:soft-page-break/></text:p>
      <text:p text:style-name="P7">Now lets enable the site:</text:p>
      <text:p text:style-name="P4"><text:span text:style-name="T4">a2ensite ashershelp.co</text:span><text:span text:style-name="T5">n</text:span><text:span text:style-name="T4">f<text:line-break/><text:line-break/></text:span><text:span text:style-name="T5">Lets disable the default site:</text:span></text:p>
      <text:p text:style-name="P6">a2dissite 000-default.conf</text:p>
      <text:p text:style-name="P4"/>
      <text:p text:style-name="P5"><text:span text:style-name="T5">Lets test the current configuration:</text:span><text:span text:style-name="T4"><text:line-break/>apache2ctl configtest<text:line-break/><text:tab/></text:span><text:span text:style-name="T5">output should end with …<text:line-break/><text:tab/>…</text:span></text:p>
      <text:p text:style-name="P9"><text:span text:style-name="T4"><text:tab/></text:span><text:span text:style-name="T6">Syntax OK<text:line-break/></text:span></text:p>
      <text:p text:style-name="P10">Now Lets restart the Apache Web Server:<text:line-break/>sudo service apache2 restart</text:p>
      <text:p text:style-name="P9"/>
      <text:p text:style-name="P11">Lets check the status of the web server:</text:p>
      <text:p text:style-name="P11">sudo service apache2 restart</text:p>
      <text:p text:style-name="P11"/>
      <text:p text:style-name="P13"><text:span text:style-name="T8">Now lets check in a web browser, Open a web browser and in the URL line type:<text:line-break/></text:span><text:a xlink:type="simple" xlink:href="http://localhost/" text:style-name="Internet_20_link" text:visited-style-name="Visited_20_Internet_20_Link"><text:span text:style-name="T8">http://localhost</text:span></text:a><text:span text:style-name="T8"><text:line-break/>or<text:line-break/></text:span><text:a xlink:type="simple" xlink:href="http://127.0.0.1/" text:style-name="Internet_20_link" text:visited-style-name="Visited_20_Internet_20_Link"><text:span text:style-name="T8">http://127.0.0.1</text:span></text:a><text:span text:style-name="T8"><text:line-break/></text:span></text:p>
      <text:p text:style-name="P13"/>
      <text:p text:style-name="P27">Setting up <text:span text:style-name="T9">and securing </text:span>mariaDB.</text:p>
      <text:p text:style-name="P12"/>
      <text:p text:style-name="P15">OK this is the time that you will want to save a password somewhere. I suggest Keepass or LastPass, a password manager of some kind is good enough.</text:p>
      <text:p text:style-name="P12"/>
      <text:p text:style-name="P15">This is also a good time to do a back up and then configure the Database because right now <text:line-break/>* There is No password on the root user.<text:line-break/>* <text:span text:style-name="T10">Root login can be accessed from another machine.</text:span><text:line-break/>* anonymous can log in, this is good for learning.<text:line-break/>* <text:span text:style-name="T10">there is a database named test, this is good for learning.<text:line-break/><text:line-break/>OK Now lets secure the database and for getting it ready for production environment. </text:span></text:p>
      <text:p text:style-name="P16"><text:span text:style-name="T10">Open a terminal up and type:<text:line-break/></text:span><text:span text:style-name="T26">sudo </text:span>mysql_secure_installation</text:p>
      <text:p text:style-name="P12"/>
      <text:p text:style-name="P48">[sudo] password for asher: <text:s text:c="10"/></text:p>
      <text:p text:style-name="P48"/>
      <text:p text:style-name="P48">NOTE: RUNNING ALL PARTS OF THIS SCRIPT IS RECOMMENDED FOR ALL MariaDB</text:p>
      <text:p text:style-name="P48"><text:s text:c="6"/>SERVERS IN PRODUCTION USE! <text:s/>PLEASE READ EACH STEP CAREFULLY!</text:p>
      <text:p text:style-name="P48"/>
      <text:p text:style-name="P48">In order to log into MariaDB to secure it, we'll need the current</text:p>
      <text:p text:style-name="P48">password for the root user. If you've just installed MariaDB, and</text:p>
      <text:p text:style-name="P48">haven't set the root password yet, you should just press enter here.</text:p>
      <text:p text:style-name="P48"/>
      <text:p text:style-name="P48"><text:soft-page-break/>Enter current password for root (enter for none):</text:p>
      <text:p text:style-name="P12"/>
      <text:p text:style-name="P50">Press Enter.<text:line-break/></text:p>
      <text:p text:style-name="P48">OK, successfully used password, moving on...</text:p>
      <text:p text:style-name="P48"/>
      <text:p text:style-name="P48">Setting the root password or using the unix_socket ensures that nobody</text:p>
      <text:p text:style-name="P48">can log into the MariaDB root user without the proper authorisation.</text:p>
      <text:p text:style-name="P48"/>
      <text:p text:style-name="P48">You already have your root account protected, so you can safely answer 'n'.</text:p>
      <text:p text:style-name="P48"/>
      <text:p text:style-name="P48">Switch to unix_socket authentication [Y/n] </text:p>
      <text:p text:style-name="P50">Press Y</text:p>
      <text:p text:style-name="P50">* If you type Y here you will only be able to login in Apache through that computer only. This method is very secure.</text:p>
      <text:p text:style-name="P12"/>
      <text:p text:style-name="P12">You already have your root account protected, so you can safely answer 'n'.</text:p>
      <text:p text:style-name="P12">Change the root password? [Y/n] <text:span text:style-name="T26">Y</text:span></text:p>
      <text:p text:style-name="P12"/>
      <text:p text:style-name="P12">* <text:span text:style-name="T26">If you want a password as well this is the time to do it now</text:span></text:p>
      <text:p text:style-name="P50">Enter password twice like normal.<text:line-break/><text:line-break/><text:span text:style-name="T27">Password updated successfully!</text:span></text:p>
      <text:p text:style-name="P49">Reloading privilege tables..</text:p>
      <text:p text:style-name="P49"><text:s/>... Success!</text:p>
      <text:p text:style-name="P49"/>
      <text:p text:style-name="P49">By default, a MariaDB installation has an anonymous user, allowing anyone</text:p>
      <text:p text:style-name="P49">to log into MariaDB without having to have a user account created for</text:p>
      <text:p text:style-name="P49">them. <text:s/>This is intended only for testing, and to make the installation</text:p>
      <text:p text:style-name="P49">go a bit smoother. <text:s/>You should remove them before moving into a</text:p>
      <text:p text:style-name="P49">production environment.</text:p>
      <text:p text:style-name="P49"/>
      <text:p text:style-name="P49">Remove anonymous users? [Y/n] Y</text:p>
      <text:p text:style-name="P12"/>
      <text:p text:style-name="P12">* <text:span text:style-name="T26">This is suggestible to make your LAMP server more secure.</text:span></text:p>
      <text:p text:style-name="P12"/>
      <text:p text:style-name="P48">Normally, root should only be allowed to connect from 'localhost'. <text:s/>This</text:p>
      <text:p text:style-name="P48">ensures that someone cannot guess at the root password from the network.</text:p>
      <text:p text:style-name="P48"/>
      <text:p text:style-name="P12"><text:span text:style-name="T27">Disallow root login remotely? [Y/n]</text:span> <text:span text:style-name="T26">Y</text:span></text:p>
      <text:p text:style-name="P12"/>
      <text:p text:style-name="P48">By default, MariaDB comes with a database named 'test' that anyone can</text:p>
      <text:p text:style-name="P48">access. <text:s/>This is also intended only for testing, and should be removed</text:p>
      <text:p text:style-name="P48">before moving into a production environment.</text:p>
      <text:p text:style-name="P48"/>
      <text:p text:style-name="P12"><text:span text:style-name="T27">Remove test database and access to it? [Y/n] </text:span><text:span text:style-name="T28">Y</text:span></text:p>
      <text:p text:style-name="P12"/>
      <text:p text:style-name="P48">Reloading the privilege tables will ensure that all changes made so far</text:p>
      <text:p text:style-name="P48">will take effect immediately.</text:p>
      <text:p text:style-name="P48"/>
      <text:p text:style-name="P12"><text:span text:style-name="T27">Reload privilege tables now? [Y/n]</text:span> <text:span text:style-name="T29">Y</text:span></text:p>
      <text:p text:style-name="P12"/>
      <text:p text:style-name="P48"><text:soft-page-break/>Cleaning up...</text:p>
      <text:p text:style-name="P48"/>
      <text:p text:style-name="P48">All done! <text:s/>If you've completed all of the above steps, your MariaDB</text:p>
      <text:p text:style-name="P48">installation should now be secure.</text:p>
      <text:p text:style-name="P48"/>
      <text:p text:style-name="P48">Thanks for using MariaDB!</text:p>
      <text:p text:style-name="P12"/>
      <text:p text:style-name="P51">Now lets exit the terminal:</text:p>
      <text:p text:style-name="P51">exit</text:p>
      <text:p text:style-name="P12"/>
      <text:p text:style-name="P28"><text:span text:style-name="T23">Installing</text:span> up phpmyadmin</text:p>
      <text:p text:style-name="P42"/>
      <text:p text:style-name="P42">Installing phpmyadmin is not necessary at all. It is highly suggestive to those just starting out learning or those who are running a home server. As well as; if you do not want to interact with a database through a terminal environment. Then phpmyadmin is a great program to install for a visual understanding of the database. Terminal environmental commands can be used within phpmyadmin as well. Also phpmyadmin also can show you the output so you can learn through example.<text:line-break/></text:p>
      <text:p text:style-name="P44">To install phpmyadmin open up MX Package Installer. <text:line-break/><text:span text:style-name="T30">Click on the Tab “Enable Repos”</text:span><text:line-break/>In the search bar type “phpmyadmin”</text:p>
      <text:p text:style-name="P43"><text:line-break/><text:span text:style-name="T30">During the installation it will ask you a question<text:line-break/><text:line-break/>* apache2<text:line-break/>* lighttpd<text:line-break/><text:line-break/>click the apache2 then click Next.<text:line-break/><text:line-break/>Configure database for phpmyadmin with dbconfig-common?<text:line-break/><text:line-break/>Leave check and click Next<text:line-break/><text:line-break/>MySQL application password for phpmyadmin:<text:line-break/></text:span><text:span text:style-name="T32">Now is the time to add your MariaDB password</text:span><text:span text:style-name="T30"><text:line-break/><text:line-break/>Password confirmation:<text:line-break/></text:span><text:span text:style-name="T32">Now is the time to add your MariaDB password</text:span><text:span text:style-name="T30"><text:line-break/><text:line-break/></text:span><text:span text:style-name="T38">Close MX Package Installer.</text:span><text:span text:style-name="T30"><text:line-break/></text:span></text:p>
      <text:p text:style-name="P43"><text:span text:style-name="T38">Open a web browser and in the URL line type:<text:line-break/></text:span><text:a xlink:type="simple" xlink:href="http://localhost/phpmyadmin" text:style-name="Internet_20_link" text:visited-style-name="Visited_20_Internet_20_Link"><text:span text:style-name="T38">http://localhost/phpmyadmin</text:span></text:a><text:span text:style-name="T38"><text:line-break/><text:line-break/>You should be confronted with a login screen:<text:line-break/>Username: root<text:line-break/>Password: </text:span><text:span text:style-name="T32">Now is the time to add your MariaDB password</text:span><text:span text:style-name="T30"><text:line-break/><text:line-break/></text:span></text:p>
      <text:p text:style-name="P28"><text:soft-page-break/><text:span text:style-name="T19">Setting up the </text:span>Firewall</text:p>
      <text:p text:style-name="P12"/>
      <text:p text:style-name="P47">In creating a firewall you want to allow Apache server traffic to go out and hide the MariaDB server, so as to only your scripts can interact with MariaDB.</text:p>
      <text:p text:style-name="P12"/>
      <text:p text:style-name="P32">* Status of a firewall<text:line-break/>sudo ufw status<text:line-break/></text:p>
      <text:p text:style-name="P32">* Get Help, this will display a list of command that you can use<text:line-break/>sudo ufw help </text:p>
      <text:p text:style-name="P25"/>
      <text:p text:style-name="P30">* <text:span text:style-name="T19">And for a list of Available presets type:<text:line-break/>sudo ufw app list<text:line-break/><text:line-break/>in the long list you will see 4 that have WWW</text:span><text:span text:style-name="T20">(port 80)</text:span><text:span text:style-name="T19">, WWW Cache</text:span><text:span text:style-name="T20">(port 8080)</text:span><text:span text:style-name="T19">, WWW Full</text:span><text:span text:style-name="T20">(ports 80,443)</text:span><text:span text:style-name="T19">, WWW Secure</text:span><text:span text:style-name="T20">(Port 443)</text:span><text:span text:style-name="T19">. ***<text:line-break/></text:span><text:span text:style-name="T20">WWW will allow traffic to run in port 80 ONLY.<text:line-break/></text:span><text:span text:style-name="T19"><text:line-break/>To view the information about these files type:<text:line-break/>sudo ufw app info </text:span><text:span text:style-name="T22">WWW</text:span></text:p>
      <text:p text:style-name="P30"><text:span text:style-name="T19">or</text:span></text:p>
      <text:p text:style-name="P30"><text:span text:style-name="T19">sudo ufw app info “WWW Cache”</text:span></text:p>
      <text:p text:style-name="P30"><text:line-break/><text:line-break/><text:span text:style-name="T20">F</text:span><text:span text:style-name="T19">or this insecure method we are going to use. </text:span><text:span text:style-name="T22">This will allow http traffic from your computer.</text:span><text:span text:style-name="T19"><text:line-break/>sudo ufw allow </text:span><text:span text:style-name="T22">WWW<text:line-break/><text:line-break/></text:span><text:span text:style-name="T25">now lets reload the firewall<text:line-break/>sudo ufw reload<text:line-break/><text:line-break/>to view the current rules of the firewall:<text:line-break/>sudo ufw status numbered</text:span><text:line-break/><text:line-break/><text:span text:style-name="T23">If you make a mistake and want to delete a rule check out Final Notes.<text:line-break/></text:span></text:p>
      <text:p text:style-name="P47">Please note: That setting up a firewall that will block Database traffic may interfere with example programs that interact with the Database. And in those cases you can alter the firewall to allow traffic to and from that computer only is suggestible. </text:p>
      <text:p text:style-name="P30"/>
      <text:p text:style-name="P22"><text:span text:style-name="T40">Terminal Command</text:span><text:span text:style-name="T41">s</text:span><text:span text:style-name="T40"> that you will be using</text:span></text:p>
      <text:p text:style-name="P22"/>
      <text:p text:style-name="P22"><text:span text:style-name="T4">a2ensite</text:span></text:p>
      <text:p text:style-name="P24"><text:span text:style-name="T4">a2dissite<text:line-break/>apache2ctl</text:span><text:line-break/>chown<text:line-break/>cd</text:p>
      <text:p text:style-name="P24"><text:soft-page-break/><text:span text:style-name="T29">exit</text:span><text:line-break/>mkdir</text:p>
      <text:p text:style-name="P23">mysql_secure_installation <text:line-break/>nano<text:line-break/><text:span text:style-name="T4">service</text:span><text:line-break/>sudo</text:p>
      <text:p text:style-name="P22"><text:span text:style-name="T19">ufw</text:span><text:line-break/> </text:p>
      <text:p text:style-name="P22"/>
      <text:p text:style-name="P26"><text:span text:style-name="T14">S</text:span><text:span text:style-name="T11">uggested programs </text:span><text:span text:style-name="T16">to install</text:span><text:span text:style-name="T11">:</text:span><text:line-break/><text:span text:style-name="T19">KeePassXC</text:span></text:p>
      <text:p text:style-name="P12"/>
      <text:p text:style-name="P12"/>
      <text:p text:style-name="P45"><text:span text:style-name="T11">Other suggestible programs to install, </text:span><text:span text:style-name="T17">these programs should be on the system admins computer and not necessarily on the server computer unless th</text:span><text:span text:style-name="T18">e server</text:span><text:span text:style-name="T17"> is your main computer</text:span><text:span text:style-name="T11">:</text:span><text:line-break/>net-tools (This is a collection of tools that will be listed at the end).<text:line-break/>nmap (this will check what ports are open on your computer. Please understand the legality of using this program on other than your own network).</text:p>
      <text:p text:style-name="P12"/>
      <text:p text:style-name="P12"/>
      <text:p text:style-name="P14"><text:span text:style-name="T11">Other Program</text:span><text:span text:style-name="T13">s</text:span> that are installed by default, you may want to also check out.</text:p>
      <text:p text:style-name="P14"/>
      <text:p text:style-name="P14">a2disconf <text:s/>a2dismod <text:s/>a2dissite <text:s/>a2enconf <text:s/>a2enmod <text:s/>a2ensite <text:s/>a2query</text:p>
      <text:p text:style-name="P14"/>
      <text:p text:style-name="P12">mariadb <text:s text:c="22"/>mariadbd-safe <text:s text:c="16"/>mariadb-repair</text:p>
      <text:p text:style-name="P12">mariadb-access <text:s text:c="15"/>mariadbd-safe-helper <text:s text:c="9"/>mariadb-report</text:p>
      <text:p text:style-name="P12">mariadb-admin <text:s text:c="16"/>mariadb-dump <text:s text:c="17"/>mariadb-secure-installation</text:p>
      <text:p text:style-name="P12">mariadb-analyze <text:s text:c="14"/>mariadb-dumpslow <text:s text:c="13"/>mariadb-service-convert</text:p>
      <text:p text:style-name="P12">mariadb-binlog <text:s text:c="15"/>mariadb-find-rows <text:s text:c="12"/>mariadb-setpermission</text:p>
      <text:p text:style-name="P12">mariadb-check <text:s text:c="16"/>mariadb-fix-extensions <text:s text:c="7"/>mariadb-show</text:p>
      <text:p text:style-name="P12">mariadbcheck <text:s text:c="17"/>mariadb-hotcopy <text:s text:c="14"/>mariadb-slap</text:p>
      <text:p text:style-name="P12">mariadb-conv <text:s text:c="17"/>mariadb-import <text:s text:c="15"/>mariadb-tzinfo-to-sql</text:p>
      <text:p text:style-name="P12">mariadb-convert-table-format <text:s/>mariadb-install-db <text:s text:c="11"/>mariadb-upgrade</text:p>
      <text:p text:style-name="P12">mariadbd <text:s text:c="21"/>mariadb-optimize <text:s text:c="13"/>mariadb-waitpid</text:p>
      <text:p text:style-name="P12">mariadbd-multi <text:s text:c="15"/>mariadb-plugin</text:p>
      <text:p text:style-name="P12"/>
      <text:p text:style-name="P23">mysql_setpermission</text:p>
      <text:p text:style-name="P23"/>
      <text:p text:style-name="P12">php <text:s text:c="3"/>php8.2 <text:s text:c="3"/>phpdismod <text:s text:c="3"/>phpenmod <text:s text:c="3"/>phpquery</text:p>
      <text:p text:style-name="P12"/>
      <text:p text:style-name="P53"><text:span text:style-name="T15">net-tools</text:span><text:span text:style-name="T24"> </text:span><text:span text:style-name="T3">if you choose to install this package it comes with:</text:span></text:p>
      <text:p text:style-name="P53"><text:span text:style-name="T24"><text:line-break/></text:span>arp, ifconfig, netstat, rarp, nameif and route. </text:p>
      <text:p text:style-name="P53">Additionally, this package contains utilities relating to particular network hardware types (plipconfig, slattach, mii-tool) and advanced aspects of IP configuration (iptunnel, ipmaddr).</text:p>
      <text:p text:style-name="P45"/>
      <text:p text:style-name="P34"/>
      <text:p text:style-name="P46">*** <text:span text:style-name="T20">Port information:</text:span></text:p>
      <text:p text:style-name="P33"><text:span text:style-name="T20">Port 8080 is a user’s way of temporarily using a Web-Server. The Server has to be set up this way.</text:span></text:p>
      <text:p text:style-name="P33"><text:soft-page-break/><text:span text:style-name="T20">Port 80 (Default) is http traffic with NO encryption.<text:line-break/>Port 443 is https traffic with encryption you must have a signed certificate or a self-signed certificate and addition configuration is required. These explanations are beyond the scope of this lesson.</text:span></text:p>
      <text:p text:style-name="P33"/>
      <text:p text:style-name="P33"/>
      <text:p text:style-name="P33"/>
      <text:p text:style-name="P52"><text:span text:style-name="T40">Authors Suggestions:</text:span><text:line-break/><text:span text:style-name="T39">I</text:span>nstall php-cli. If you take all the effort to learn a language use it to it’s full benefit. PHP-CLI can replace the need to learn BASH or Python as a scripting language. And on top of it PHP is a fully enriched programming language. Allowing you to the ability to create complex Object Orientated scripting programs. In my opinion I would like to see PHP-CLI be a standard on all Linux OS’s.</text:p>
      <text:p text:style-name="P52"/>
      <text:p text:style-name="P52"/>
      <text:p text:style-name="P37">Final Notes:</text:p>
      <text:p text:style-name="P31"/>
      <text:p text:style-name="P36">Apache</text:p>
      <text:p text:style-name="P19"><text:span text:style-name="T33">Check Status</text:span><text:span text:style-name="T5"><text:line-break/>sudo service apache2 status</text:span></text:p>
      <text:p text:style-name="P19"/>
      <text:p text:style-name="P54"><text:span text:style-name="T21">R</text:span><text:span text:style-name="T5">estart</text:span></text:p>
      <text:p text:style-name="P19">sudo service apache2 restart<text:line-break/><text:span text:style-name="T5"><text:line-break/></text:span><text:span text:style-name="T34">E</text:span><text:span text:style-name="T35">nable Apache Web server at bootup:</text:span><text:span text:style-name="T7"><text:line-break/>sudo service apache2 enable<text:line-break/><text:line-break/></text:span><text:span text:style-name="T34">D</text:span><text:span text:style-name="T35">isable Apache Web server at bootup:</text:span></text:p>
      <text:p text:style-name="P35">sudo service apache2 disable</text:p>
      <text:p text:style-name="P31"/>
      <text:p text:style-name="P36">MariaDB</text:p>
      <text:p text:style-name="P39"><text:span text:style-name="T34">R</text:span><text:span text:style-name="T31">estart</text:span><text:line-break/>sudo service mysql restart</text:p>
      <text:p text:style-name="P39"/>
      <text:p text:style-name="P55"><text:span text:style-name="T21">S</text:span>tatus</text:p>
      <text:p text:style-name="P39">Sudo service mariadb status</text:p>
      <text:p text:style-name="P31"/>
      <text:p text:style-name="P55"><text:span text:style-name="T42">E</text:span>nable MariaDB service at startup:</text:p>
      <text:p text:style-name="P39">sudo service mysql enable</text:p>
      <text:p text:style-name="P39"/>
      <text:p text:style-name="P55"><text:span text:style-name="T42">D</text:span>isable MariaDB service at startup:</text:p>
      <text:p text:style-name="P39">sudo service mysql disable</text:p>
      <text:p text:style-name="P39"/>
      <text:p text:style-name="P36">FIREWALL</text:p>
      <text:p text:style-name="P40"><text:span text:style-name="T36">E</text:span><text:span text:style-name="T31">nable the firewall </text:span><text:span text:style-name="T36">now and at startup.</text:span><text:line-break/>sudo ufw enable<text:line-break/></text:p>
      <text:p text:style-name="P40"><text:span text:style-name="T37">R</text:span><text:span text:style-name="T31">eload the firewall:</text:span><text:line-break/>sudo ufw reload</text:p>
      <text:p text:style-name="P40"><text:soft-page-break/><text:line-break/><text:span text:style-name="T37">D</text:span><text:span text:style-name="T31">isable the firewall:</text:span><text:line-break/>sudo ufw disable<text:line-break/><text:line-break/><text:span text:style-name="T37">S</text:span><text:span text:style-name="T31">earch for pre-made rules:</text:span><text:line-break/>sudo ufw app list</text:p>
      <text:p text:style-name="P40"/>
      <text:p text:style-name="P40"><text:span text:style-name="T37">L</text:span><text:span text:style-name="T31">ook at the </text:span><text:span text:style-name="T37">pre-made </text:span><text:span text:style-name="T31">rules </text:span><text:span text:style-name="T37">set</text:span><text:span text:style-name="T31">:</text:span><text:line-break/>sudo ufw app info “WWW Full”<text:line-break/><text:line-break/><text:span text:style-name="T37">R</text:span><text:span text:style-name="T34">ules currently being used:</text:span><text:span text:style-name="T21"><text:line-break/>sudo ufw status numbered<text:line-break/><text:line-break/></text:span><text:span text:style-name="T37">D</text:span><text:span text:style-name="T34">elete a rule:</text:span><text:span text:style-name="T21"> <text:line-break/>sudo ufw </text:span><text:span text:style-name="T22">delete NUMBER</text:span><text:span text:style-name="T21"> <text:line-break/><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8T00:35:12.922820206</meta:creation-date>
    <meta:generator>LibreOffice/7.3.4.2$Linux_X86_64 LibreOffice_project/30$Build-2</meta:generator>
    <dc:date>2023-06-11T19:53:26.550688508</dc:date>
    <meta:editing-duration>PT2H36S</meta:editing-duration>
    <meta:editing-cycles>22</meta:editing-cycles>
    <meta:document-statistic meta:table-count="0" meta:image-count="0" meta:object-count="0" meta:page-count="8" meta:paragraph-count="151" meta:word-count="1615" meta:character-count="10580" meta:non-whitespace-character-count="8659"/>
  </office:meta>
</office:document-meta>
</file>